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09d4c" officeooo:paragraph-rsid="00109d4c"/>
    </style:style>
    <style:style style:name="P2" style:family="paragraph" style:parent-style-name="Preformatted_20_Text">
      <style:text-properties officeooo:rsid="00109d4c" officeooo:paragraph-rsid="00109d4c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include &lt;stdio.h&gt;</text:p>
      <text:p text:style-name="P3">#include &lt;time.h&gt;</text:p>
      <text:p text:style-name="P2">extern "C" int init(int d_lev);</text:p>
      <text:p text:style-name="Preformatted_20_Text">extern "C" int read_analog(int ch_adc);</text:p>
      <text:p text:style-name="P3">extern "C" int Sleep(int sec, int usec);</text:p>
      <text:p text:style-name="P3">extern "C" int init(int d_lev);</text:p>
      <text:p text:style-name="Preformatted_20_Text">extern "C" int connect_to_server( char server_addr[15],int port);</text:p>
      <text:p text:style-name="Preformatted_20_Text">extern "C" int send_to_server(char message[24]);</text:p>
      <text:p text:style-name="P3">extern "C" int receive_from_server(char message[24]);</text:p>
      <text:p text:style-name="P3"/>
      <text:p text:style-name="P1">int main(){</text:p>
      <text:p text:style-name="P1"/>
      <text:p text:style-name="P1">init(0); </text:p>
      <text:p text:style-name="P1">init(1); </text:p>
      <text:p text:style-name="P1"/>
      <text:p text:style-name="P1">connect_to_server(“IP ADDRESS AND PORT”);</text:p>
      <text:p text:style-name="P1"/>
      <text:p text:style-name="P1">int ir_sensor1;</text:p>
      <text:p text:style-name="P1">ir_sensor1 = read_analog(0);</text:p>
      <text:p text:style-name="P1"/>
      <text:p text:style-name="P1">if(ir_sensor1 &lt; 600){</text:p>
      <text:p text:style-name="P1"><text:tab/>set_motor(0, 0);</text:p>
      <text:p text:style-name="P1"><text:tab/>set_motor(1, 0);</text:p>
      <text:p text:style-name="P1"><text:tab/></text:p>
      <text:p text:style-name="P1"><text:tab/>send_to_server(“THING”);</text:p>
      <text:p text:style-name="P1"><text:tab/></text:p>
      <text:p text:style-name="P1"><text:tab/>char message[24];</text:p>
      <text:p text:style-name="P1"><text:tab/></text:p>
      <text:p text:style-name="P1"><text:tab/>recieve_from_server(message);</text:p>
      <text:p text:style-name="P1">//might be buggy and need to double check</text:p>
      <text:p text:style-name="P1"><text:tab/>if(message == “message” &amp;&amp; ir_sensor1 &gt; 600){</text:p>
      <text:p text:style-name="P1"><text:tab/>break;</text:p>
      <text:p text:style-name="P1"><text:tab/>}</text:p>
      <text:p text:style-name="P1">}</text:p>
      <text:p text:style-name="P1">return 0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rtley</meta:initial-creator>
    <meta:creation-date>2016-05-23T16:44:40.428213507</meta:creation-date>
    <dc:date>2016-05-23T16:56:35.489367684</dc:date>
    <dc:creator>Tom Hartley</dc:creator>
    <meta:editing-duration>PT11M56S</meta:editing-duration>
    <meta:editing-cycles>1</meta:editing-cycles>
    <meta:document-statistic meta:table-count="0" meta:image-count="0" meta:object-count="0" meta:page-count="1" meta:paragraph-count="31" meta:word-count="88" meta:character-count="693" meta:non-whitespace-character-count="620"/>
    <meta:generator>LibreOffice/5.0.6.2$Linux_X86_64 LibreOffice_project/00$Build-2</meta:generator>
  </office:meta>
</office:document-meta>
</file>